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8A0000013180263F36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100001084000007211FC68EB8.svm" manifest:media-type=""/>
  <manifest:file-entry manifest:full-path="Pictures/20000001000011200000056A9EC73D5F.svm" manifest:media-type=""/>
  <manifest:file-entry manifest:full-path="Pictures/200000010000018E0000012DA06B9E49.svm" manifest:media-type=""/>
  <manifest:file-entry manifest:full-path="Pictures/200000010000016400000129B6113C1E.svm" manifest:media-type=""/>
  <manifest:file-entry manifest:full-path="Pictures/20000001000002690000012DC09C8476.svm" manifest:media-type=""/>
  <manifest:file-entry manifest:full-path="Pictures/20000001000001CD0000012DBE74C9DE.svm" manifest:media-type=""/>
  <manifest:file-entry manifest:full-path="Pictures/2000000200000139000000D52EF97A39.eps" manifest:media-type=""/>
  <manifest:file-entry manifest:full-path="Pictures/20000001000002690000013145689BC3.svm" manifest:media-type=""/>
  <manifest:file-entry manifest:full-path="Pictures/20000001000002690000013134E4A1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2§display§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latex§\begin{align*}&#10;V_{CC}&amp;=I_E R_E+V_{EC}+I_C R_C\\&#10;&amp;\approx I_C R_E +V_{EC}+I_C R_C\\&#10;V_{EC}&amp;=V_{CC}-I_C \left(R_E+R_C 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latex§\begin{align*}&#10;V_{BB}&amp;=\left( I_B+I_C\right)R_E +V_{EB}\\&#10;&amp;=I_E R_E +V_{EB}\\&#10;I_E&amp;=\frac{V_{BB}-V_{EB}}{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51cm" svg:height="3.301cm" svg:x="1.419cm" svg:y="0.36cm">
          <draw:image xlink:href="Pictures/2000000200000139000000D52EF97A39.eps" xlink:type="simple" xlink:show="embed" xlink:actuate="onLoad">
            <text:p/>
          </draw:image>
        </draw:frame>
        <draw:custom-shape draw:style-name="gr2" draw:text-style-name="P1" draw:layer="layout" svg:width="0.794cm" svg:height="2.248cm" svg:x="4.295cm" svg:y="0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76cm" svg:x="2.066cm" svg:y="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295cm" svg:y1="0.713cm" svg:x2="2.438cm" svg:y2="0.713cm">
          <text:p/>
        </draw:line>
        <draw:line draw:style-name="gr3" draw:text-style-name="P1" draw:layer="layout" svg:x1="4.723cm" svg:y1="0.914cm" svg:x2="4.599cm" svg:y2="0.914cm">
          <text:p/>
        </draw:line>
        <draw:frame draw:style-name="gr4" draw:text-style-name="P1" draw:layer="layout" svg:width="0.552cm" svg:height="0.36cm" svg:x="2.356cm" svg:y="2.96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7cm" svg:height="0.355cm" svg:x="3.314cm" svg:y="0.638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739cm" svg:height="0.365cm" svg:x="5.941cm" svg:y="1.789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0.713cm" svg:y="0.719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426cm" svg:height="0.36cm" svg:x="4.486cm" svg:y="1.778cm">
          <draw:image xlink:href="Pictures/20000001000001640000012D60A1FB1C.svm" xlink:type="simple" xlink:show="embed" xlink:actuate="onLoad">
            <text:p/>
          </draw:image>
        </draw:frame>
        <draw:frame draw:style-name="gr9" draw:text-style-name="P1" draw:layer="layout" svg:width="0.426cm" svg:height="0.355cm" svg:x="2.152cm" svg:y="0.878cm">
          <draw:image xlink:href="Pictures/200000010000016400000129B6113C1E.svm" xlink:type="simple" xlink:show="embed" xlink:actuate="onLoad">
            <text:p/>
          </draw:image>
        </draw:frame>
        <draw:frame draw:style-name="gr10" draw:text-style-name="P2" draw:layer="layout" svg:width="0.748cm" svg:height="0.725cm" svg:x="2.38cm" svg:y="0.971cm">
          <draw:text-box>
            <text:p><text:span text:style-name="T1">+</text:span></text:p>
          </draw:text-box>
        </draw:frame>
        <draw:frame draw:style-name="gr10" draw:text-style-name="P2" draw:layer="layout" svg:width="0.642cm" svg:height="0.725cm" svg:x="2.033cm" svg:y="1.583cm">
          <draw:text-box>
            <text:p><text:span text:style-name="T1">-</text:span></text:p>
          </draw:text-box>
        </draw:frame>
        <draw:frame draw:style-name="gr10" draw:text-style-name="P2" draw:layer="layout" svg:width="0.748cm" svg:height="0.725cm" svg:x="2.989cm" svg:y="1.34cm">
          <draw:text-box>
            <text:p><text:span text:style-name="T1">+</text:span></text:p>
          </draw:text-box>
        </draw:frame>
        <draw:frame draw:style-name="gr10" draw:text-style-name="P2" draw:layer="layout" svg:width="0.642cm" svg:height="0.725cm" svg:x="3.042cm" svg:y="2.042cm">
          <draw:text-box>
            <text:p><text:span text:style-name="T1">-</text:span></text:p>
          </draw:text-box>
        </draw:frame>
        <draw:frame draw:style-name="gr11" draw:text-style-name="P1" draw:layer="layout" svg:width="0.739cm" svg:height="0.365cm" svg:x="2.973cm" svg:y="1.896cm">
          <draw:image xlink:href="Pictures/20000001000002690000013134E4A126.svm" xlink:type="simple" xlink:show="embed" xlink:actuate="onLoad">
            <text:p/>
          </draw:image>
        </draw:frame>
        <draw:frame draw:style-name="gr12" draw:text-style-name="P1" draw:layer="layout" svg:width="0.616cm" svg:height="0.3cm" svg:x="2.136cm" svg:y="1.504cm">
          <draw:image xlink:href="Pictures/20000001000002690000012DC09C8476.svm" xlink:type="simple" xlink:show="embed" xlink:actuate="onLoad">
            <text:p/>
          </draw:image>
        </draw:frame>
        <draw:frame draw:style-name="gr13" draw:text-style-name="P1" draw:layer="layout" svg:width="3.506cm" svg:height="1.108cm" svg:x="9.133cm" svg:y="2.581cm">
          <draw:image xlink:href="Pictures/20000001000011200000056A9EC73D5F.svm" xlink:type="simple" xlink:show="embed" xlink:actuate="onLoad">
            <text:p/>
          </draw:image>
        </draw:frame>
        <draw:frame draw:style-name="gr14" draw:text-style-name="P1" draw:layer="layout" svg:width="3.382cm" svg:height="1.459cm" svg:x="9.133cm" svg:y="0.349cm">
          <draw:image xlink:href="Pictures/2000000100001084000007211FC68EB8.svm" xlink:type="simple" xlink:show="embed" xlink:actuate="onLoad">
            <text:p/>
          </draw:image>
        </draw:frame>
        <draw:frame draw:style-name="gr15" draw:text-style-name="P1" draw:layer="layout" svg:width="0.472cm" svg:height="0.365cm" svg:x="3.627cm" svg:y="2.432cm">
          <draw:image xlink:href="Pictures/200000010000018A0000013180263F36.svm" xlink:type="simple" xlink:show="embed" xlink:actuate="onLoad">
            <text:p/>
          </draw:image>
        </draw:frame>
        <draw:frame draw:style-name="gr16" draw:text-style-name="P1" draw:layer="layout" svg:width="0.476cm" svg:height="0.36cm" svg:x="3.623cm" svg:y="1.276cm">
          <draw:image xlink:href="Pictures/200000010000018E0000012DA06B9E4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4:36:59</dc:date>
    <dc:creator>kkk </dc:creator>
    <meta:editing-duration>PT31M16S</meta:editing-duration>
    <meta:editing-cycles>4</meta:editing-cycles>
    <meta:generator>LibreOffice/3.3$Linux LibreOffice_project/330m19$Build-401</meta:generator>
    <meta:document-statistic meta:object-count="21"/>
  </office:meta>
</office:document-meta>
</file>